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019" officeooo:paragraph-rsid="0016e019"/>
    </style:style>
    <style:style style:name="P2" style:family="paragraph" style:parent-style-name="Standard">
      <style:paragraph-properties fo:text-align="end" style:justify-single-word="false"/>
      <style:text-properties officeooo:rsid="0016e019" officeooo:paragraph-rsid="0016e019"/>
    </style:style>
    <style:style style:name="P3" style:family="paragraph" style:parent-style-name="Standard">
      <style:text-properties fo:font-weight="bold" officeooo:rsid="0016e019" officeooo:paragraph-rsid="0016e019" style:font-weight-asian="bold" style:font-weight-complex="bold"/>
    </style:style>
    <style:style style:name="T1" style:family="text">
      <style:text-properties officeooo:rsid="00178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COURISTES - Attestation de présence</text:p>
      <text:p text:style-name="Text_20_body"/>
      <text:p text:style-name="Text_20_body"/>
      <text:p text:style-name="P1"/>
      <text:p text:style-name="Subtitle">ATTESTATION DE PRESENC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Je, soussigné, M. Cédric Lemaître, titulaire du diplôme de secourisme PSC1 ; </text:p>
      <text:p text:style-name="P1"/>
      <text:p text:style-name="P1"/>
      <text:p text:style-name="P3">Atteste que</text:p>
      <text:p text:style-name="P3"/>
      <text:p text:style-name="P1">- je serai présent et</text:p>
      <text:p text:style-name="P1">- j’occuperai le poste bénévole de secouriste.</text:p>
      <text:p text:style-name="P1"/>
      <text:p text:style-name="P1">Pour l’épreuve cycliste nommée : Championnat de la Nièvre FFC</text:p>
      <text:p text:style-name="P1">Qui aura lieu à : Sermoise</text:p>
      <text:p text:style-name="P1">A la date du : 8 mai 2016</text:p>
      <text:p text:style-name="P1"/>
      <text:p text:style-name="P1"/>
      <text:p text:style-name="P1"/>
      <text:p text:style-name="P1"/>
      <text:p text:style-name="P2"><text:span text:style-name="T1">Le </text:span>01/04/2016, <text:span text:style-name="T1">à Le Creusot</text:span></text:p>
      <text:p text:style-name="P2"/>
      <text:p text:style-name="P2"/>
      <text:p text:style-name="P2"/>
      <text:p text:style-name="P2"/>
      <text:p text:style-name="P2"/>
      <text:p text:style-name="P2">Cédric Lemaîtr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9:15:34.207754936</meta:creation-date>
    <dc:date>2016-04-01T09:26:03.583798349</dc:date>
    <meta:editing-duration>PT10M28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1" meta:word-count="65" meta:character-count="369" meta:non-whitespace-character-count="314"/>
  </office:meta>
</office:document-meta>
</file>